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M Sans 12" svg:font-family="'LM Sans 12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M Sans 12" officeooo:rsid="00103294" officeooo:paragraph-rsid="00103294"/>
    </style:style>
    <style:style style:name="P2" style:family="paragraph" style:parent-style-name="Standard">
      <style:text-properties fo:color="#000000" style:font-name="LM Sans 12" fo:font-size="12pt" officeooo:rsid="00103294" officeooo:paragraph-rsid="00103294" style:font-size-asian="12pt" style:font-size-complex="12pt"/>
    </style:style>
    <style:style style:name="P3" style:family="paragraph" style:parent-style-name="Standard">
      <style:text-properties fo:color="#000000" style:font-name="LM Sans 12" fo:font-size="12pt" officeooo:rsid="00103294" officeooo:paragraph-rsid="00103294" fo:background-color="#dddddd" style:font-size-asian="12pt" style:font-size-complex="12pt"/>
    </style:style>
    <style:style style:name="P4" style:family="paragraph" style:parent-style-name="Standard">
      <style:text-properties fo:color="#000000" style:font-name="LM Sans 12" fo:font-size="12pt" fo:font-style="italic" officeooo:rsid="00103294" officeooo:paragraph-rsid="00103294" style:font-size-asian="12pt" style:font-style-asian="italic" style:font-size-complex="12pt" style:font-style-complex="italic"/>
    </style:style>
    <style:style style:name="P5" style:family="paragraph" style:parent-style-name="Standard">
      <style:text-properties fo:color="#000000" style:font-name="LM Sans 12" officeooo:rsid="00103294" officeooo:paragraph-rsid="00103294" fo:background-color="#dddddd"/>
    </style:style>
    <style:style style:name="P6" style:family="paragraph" style:parent-style-name="Standard">
      <style:text-properties fo:color="#000000" style:font-name="LM Sans 12" fo:font-size="18pt" officeooo:rsid="00103294" officeooo:paragraph-rsid="00103294" style:font-size-asian="18pt" style:font-size-complex="1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background-color="#dddddd"/>
    </style:style>
    <style:style style:name="T1" style:family="text">
      <style:text-properties fo:color="#f8f8f2" style:font-name="Monospace" fo:font-size="10pt" style:font-size-asian="10pt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bug Protokoll</text:p>
      <text:p text:style-name="P1"/>
      <text:p text:style-name="P1"><text:span text:style-name="T5">Ausgabe</text:span>:</text:p>
      <text:p text:style-name="P5"><text:span text:style-name="T2">C# : initSimulation is called</text:span></text:p>
      <text:p text:style-name="P1"><text:span text:style-name="T2"/></text:p>
      <text:p text:style-name="P2"><text:span text:style-name="T4">BreakPoint</text:span> in <text:s/>Omnet @ getGlobalTime() → retun 0</text:p>
      <text:p text:style-name="P2"/>
      <text:p text:style-name="P2"><text:span text:style-name="T5">Ausgabe</text:span>:</text:p>
      <text:p text:style-name="P3"><text:span text:style-name="T2">Received init from omnet++.</text:span></text:p>
      <text:p text:style-name="P7"><text:span text:style-name="T2">[DEBUG][8/10/18 12:00:34 PM][Thread 0001][EventStream(sys)] Logger log1-DefaultLogger [DefaultLogger] started</text:span></text:p>
      <text:p text:style-name="P7"><text:span text:style-name="T2">[DEBUG][8/10/18 12:00:34 PM][Thread 0001][EventStream(sys)] StandardOutLogger being removed</text:span></text:p>
      <text:p text:style-name="P7"><text:span text:style-name="T2">[DEBUG][8/10/18 12:00:34 PM][Thread 0001][EventStream(sys)] Default Loggers started</text:span></text:p>
      <text:p text:style-name="P7"><text:span text:style-name="T2">Created actor system.</text:span></text:p>
      <text:p text:style-name="P7"><text:span text:style-name="T2">[INFO][8/10/18 12:00:34 PM][Thread 0001][ActorSystem(sys)] Started Plugin</text:span></text:p>
      <text:p text:style-name="P7"><text:span text:style-name="T2">[INFO][8/10/18 12:00:34 PM][Thread 0001][ActorSystem(sys)] start configuration/reconfiguration.</text:span></text:p>
      <text:p text:style-name="P7"><text:span text:style-name="T2">[DEBUG][8/10/18 12:00:34 PM][Thread 0001][akka://sys/user/approot/Plugin] received handled message PhyNetFlow.Core.Actors.PhyNetContainer+StartConfiguration from akka://sys/user/approot</text:span></text:p>
      <text:p text:style-name="P7"><text:span text:style-name="T2">[DEBUG][8/10/18 12:00:34 PM][Thread 0001][akka://sys/user/approot] received handled message PhyNetFlow.Core.Actors.PhyNetContainer+Configure from akka://sys/deadLetters</text:span></text:p>
      <text:p text:style-name="P7"><text:span text:style-name="T2">[INFO][8/10/18 12:00:34 PM][Thread 0001][ActorSystem(sys)] all plugins configured.</text:span></text:p>
      <text:p text:style-name="P7"><text:span text:style-name="T2">Transitioning from Uninitialized to WaitingForOMNet</text:span></text:p>
      <text:p text:style-name="P7"><text:span text:style-name="T2">[DEBUG][8/10/18 12:00:34 PM][Thread 0001][akka://sys/user/approot/Plugin] received handled message PhyNetFlow.Core.Actors.PhyNetContainer+Ready from akka://sys/user/approot</text:span></text:p>
      <text:p text:style-name="P7"><text:span text:style-name="T2">[DEBUG][8/10/18 12:00:34 PM][Thread 0001][akka://sys/user/approot] received handled message PhyNetFlow.Core.Actors.PhyNetContainer+PluginConfiguredNotification from akka://sys/user/approot/Plugin</text:span></text:p>
      <text:p text:style-name="P7"><text:span text:style-name="T2">Told Container to configure.</text:span></text:p>
      <text:p text:style-name="P7"><text:span text:style-name="T2">Creating actors/nodes in omnet and phynetflow.</text:span></text:p>
      <text:p text:style-name="P7"><text:span text:style-name="T2">node0001 created with auto-Id 11725260718081</text:span></text:p>
      <text:p text:style-name="P7"><text:span text:style-name="T2">node0002 created with auto-Id 11725260718082</text:span></text:p>
      <text:p text:style-name="P7"><text:span text:style-name="T2">node0003 created with auto-Id 11725260718083</text:span></text:p>
      <text:p text:style-name="P7"><text:span text:style-name="T2">Transitioning from WaitingForOMNet to WaitingForSimulationStart</text:span></text:p>
      <text:p text:style-name="P7"><text:span text:style-name="T2">[DEBUG][8/10/18 12:00:34 PM][Thread 0001][akka://sys/user/approot/Plugin] received handled message PhyNetFlow.OMNeT.Plugin+OMNeTReady from akka://sys/deadLetters</text:span></text:p>
      <text:p text:style-name="P3"><text:span text:style-name="T2">Done with init.</text:span></text:p>
      <text:p text:style-name="P2"/>
      <text:p text:style-name="P4">- starte simulation</text:p>
      <text:p text:style-name="P2"/>
      <text:p text:style-name="P2"><text:span text:style-name="T5">Ausgabe</text:span>:</text:p>
      <text:p text:style-name="P3"><text:span text:style-name="T2">Received simulation ready from omnet++.</text:span></text:p>
      <text:p text:style-name="P7"><text:span text:style-name="T2">Setting state to running, sending message.</text:span></text:p>
      <text:p text:style-name="P7"><text:span text:style-name="T2">Received a message. akka://sys/user/approot/Plugin/broadcaster</text:span></text:p>
      <text:p text:style-name="P7"><text:span text:style-name="T2">Broadcasting PhyNetFlow.OMNeT.Echo from broadcaster </text:span></text:p>
      <text:p text:style-name="P7"><text:span text:style-name="T2">Broadcasting to omnet.</text:span></text:p>
      <text:p text:style-name="P7"><text:soft-page-break/><text:span text:style-name="T2">[DEBUG][8/10/18 12:08:17 PM][Thread 0001][akka://sys/user/approot/Plugin/broadcaster] received handled message PhyNetFlow.OMNeT.SendEcho from akka://sys/user/approot/Plugin/broadcaster</text:span></text:p>
      <text:p text:style-name="P7"><text:span text:style-name="T2">Transitioning from WaitingForSimulationStart to Running</text:span></text:p>
      <text:p text:style-name="P7"><text:span text:style-name="T2">[DEBUG][8/10/18 12:08:17 PM][Thread 0001][akka://sys/user/approot/Plugin] received handled message PhyNetFlow.OMNeT.Plugin+OMNeTStared from akka://sys/deadLetters</text:span></text:p>
      <text:p text:style-name="P7"><text:span text:style-name="T2">C# : globalTimerNotify is called</text:span></text:p>
      <text:p text:style-name="P7"><text:span text:style-name="T2">Time: 0ps</text:span></text:p>
      <text:p text:style-name="P7"><text:span text:style-name="T2">Received a message. akka://sys/user/approot/Plugin/broadcaster</text:span></text:p>
      <text:p text:style-name="P7"><text:span text:style-name="T2">Broadcasting PhyNetFlow.OMNeT.Echo from broadcaster </text:span></text:p>
      <text:p text:style-name="P3"><text:span text:style-name="T2">Broadcasting to omnet.</text:span></text:p>
      <text:p text:style-name="P2"/>
      <text:p text:style-name="P2"><text:span text:style-name="T4">BreakPoint</text:span> in <text:s/>Omnet @ send(src=Node1, dest=BROADCAST, msgID=0)</text:p>
      <text:p text:style-name="P2"><text:span text:style-name="T4">BreakPoint</text:span> in <text:s/>Omnet @ getGlobalTime() → retun 0</text:p>
      <text:p text:style-name="P2"><text:span text:style-name="T4">BreakPoint</text:span> in <text:s/>Omnet @ <text:span text:style-name="T7">set</text:span>GlobalTime(<text:span text:style-name="T7">duration=0</text:span>)</text:p>
      <text:p text:style-name="P2"/>
      <text:p text:style-name="P2"><text:span text:style-name="T5">Ausgabe</text:span>:</text:p>
      <text:p text:style-name="P3"><text:span text:style-name="T2">[DEBUG][8/10/18 12:13:31 PM][Thread 0001][akka://sys/user/approot/Plugin/broadcaster] received handled message PhyNetFlow.OMNeT.SendEcho from akka://sys/user/approot/Plugin/broadcaster</text:span></text:p>
      <text:p text:style-name="P3"><text:span text:style-name="T2">C# : globalTimerNotify is called</text:span></text:p>
      <text:p text:style-name="P2"/>
      <text:p text:style-name="P2"><text:span text:style-name="T4">BreakPoint</text:span> in <text:s/>Omnet @ getGlobalTime() → retun 0</text:p>
      <text:p text:style-name="P2"/>
      <text:p text:style-name="P2"><text:span text:style-name="T5">Ausgabe</text:span>:</text:p>
      <text:p text:style-name="P3"><text:span text:style-name="T2">Time: 0ps</text:span></text:p>
      <text:p text:style-name="P7"><text:span text:style-name="T2">Received a message. akka://sys/user/approot/Plugin/broadcaster</text:span></text:p>
      <text:p text:style-name="P7"><text:span text:style-name="T2">Broadcasting PhyNetFlow.OMNeT.Echo from broadcaster </text:span></text:p>
      <text:p text:style-name="P3"><text:span text:style-name="T2">Broadcasting to omnet.</text:span></text:p>
      <text:p text:style-name="P2"/>
      <text:p text:style-name="P2"><text:span text:style-name="T4">BreakPoint</text:span> in <text:s/>Omnet @ send(src=Node1, dest=BROADCAST, msgID=1)</text:p>
      <text:p text:style-name="P2"><text:span text:style-name="T4">BreakPoint</text:span> in <text:s/>Omnet @ getGlobalTime() → retun 0</text:p>
      <text:p text:style-name="P2"><text:span text:style-name="T4">BreakPoint</text:span> in <text:s/>Omnet @ setGlobalTime(duration=0)</text:p>
      <text:p text:style-name="P2"/>
      <text:p text:style-name="P2"><text:span text:style-name="T5">Ausgabe</text:span>:</text:p>
      <text:p text:style-name="P3"><text:span text:style-name="T2">[DEBUG][8/10/18 12:13:31 PM][Thread 0001][akka://sys/user/approot/Plugin/broadcaster] received handled message PhyNetFlow.OMNeT.SendEcho from akka://sys/user/approot/Plugin/broadcaster</text:span></text:p>
      <text:p text:style-name="P3"><text:span text:style-name="T2">C# : globalTimerNotify is called</text:span></text:p>
      <text:p text:style-name="P2"/>
      <text:p text:style-name="P2"><text:span text:style-name="T4">BreakPoint</text:span> in <text:s/>Omnet @ getGlobalTime() → retun 0</text:p>
      <text:p text:style-name="P2"/>
      <text:p text:style-name="P2"><text:span text:style-name="T5">Ausgabe</text:span>:</text:p>
      <text:p text:style-name="P3"><text:span text:style-name="T2">Time: 0ps</text:span></text:p>
      <text:p text:style-name="P7"><text:span text:style-name="T2">Received reception notify from omnet++.</text:span></text:p>
      <text:p text:style-name="P7"><text:span text:style-name="T2">Handled omnet receive and continue to deliver message to actor.</text:span></text:p>
      <text:p text:style-name="P7"><text:span text:style-name="T2">Handled omnet receive and continue to deliver message to actor.</text:span></text:p>
      <text:p text:style-name="P7"><text:span text:style-name="T2">Received a message. akka://sys/user/approot/Plugin/receiver-and-reply-echo</text:span></text:p>
      <text:p text:style-name="P7"><text:span text:style-name="T2">Sending PhyNetFlow.OMNeT.Echo from receiver-and-reply-echo to broadcaster</text:span></text:p>
      <text:p text:style-name="P3"><text:span text:style-name="T2">Sending message to omnet.</text:span></text:p>
      <text:p text:style-name="P2"><text:soft-page-break/></text:p>
      <text:p text:style-name="P2"><text:span text:style-name="T4">BreakPoint</text:span> in <text:s/>Omnet @ send(src=Node2, dest=1, msgID=2)</text:p>
      <text:p text:style-name="P2"/>
      <text:p text:style-name="P2"><text:span text:style-name="T5">Ausgabe</text:span>:</text:p>
      <text:p text:style-name="P3"><text:span text:style-name="T2">[DEBUG][8/10/18 12:17:09 PM][Thread 0008][akka://sys/user/approot/Plugin/receiver-and-reply-echo] received handled message PhyNetFlow.OMNeT.Echo from akka://sys/user/approot/Plugin/broadcaster</text:span></text:p>
      <text:p text:style-name="P7"><text:span text:style-name="T2">Received a message. akka://sys/user/approot/Plugin/receive-and-no-reply-echo</text:span></text:p>
      <text:p text:style-name="P7"><text:span text:style-name="T2">[DEBUG][8/10/18 12:17:09 PM][Thread 0008][akka://sys/user/approot/Plugin/receive-and-no-reply-echo] received handled message PhyNetFlow.OMNeT.Echo from akka://sys/user/approot/Plugin/broadcaster</text:span></text:p>
      <text:p text:style-name="P7"><text:span text:style-name="T2">Received reception notify from omnet++.</text:span></text:p>
      <text:p text:style-name="P7"><text:span text:style-name="T2">Handled omnet receive and continue to deliver message to actor.</text:span></text:p>
      <text:p text:style-name="P7"><text:span text:style-name="T2">Handled omnet receive and continue to deliver message to actor.</text:span></text:p>
      <text:p text:style-name="P7"><text:span text:style-name="T2">Received reception notify from omnet++.</text:span></text:p>
      <text:p text:style-name="P7"><text:span text:style-name="T2">Handled omnet receive and continue to deliver message to actor.</text:span></text:p>
      <text:p text:style-name="P7"><text:span text:style-name="T2">Handled omnet receive and continue to deliver message to actor.</text:span></text:p>
      <text:p text:style-name="P7"><text:span text:style-name="T2">Received a message. akka://sys/user/approot/Plugin/receiver-and-reply-echo</text:span></text:p>
      <text:p text:style-name="P7"><text:span text:style-name="T2">Sending PhyNetFlow.OMNeT.Echo from receiver-and-reply-echo to broadcaster</text:span></text:p>
      <text:p text:style-name="P3"><text:span text:style-name="T2">Sending message to omnet.</text:span></text:p>
      <text:p text:style-name="P2"/>
      <text:p text:style-name="P2"><text:span text:style-name="T4">BreakPoint</text:span> in <text:s/>Omnet @ send(src=Node2, dest=1, msgID=3)</text:p>
      <text:p text:style-name="P2"/>
      <text:p text:style-name="P2"><text:span text:style-name="T5">Ausgabe</text:span>:</text:p>
      <text:p text:style-name="P3"><text:span text:style-name="T2">[DEBUG][8/10/18 12:18:24 PM][Thread 0008][akka://sys/user/approot/Plugin/receiver-and-reply-echo] received handled message PhyNetFlow.OMNeT.Echo from akka://sys/user/approot/Plugin/broadcaster</text:span></text:p>
      <text:p text:style-name="P7"><text:span text:style-name="T2">Received a message. akka://sys/user/approot/Plugin/receive-and-no-reply-echo</text:span></text:p>
      <text:p text:style-name="P7"><text:span text:style-name="T2">[DEBUG][8/10/18 12:18:24 PM][Thread 0008][akka://sys/user/approot/Plugin/receive-and-no-reply-echo] received handled message PhyNetFlow.OMNeT.Echo from akka://sys/user/approot/Plugin/broadcaster</text:span></text:p>
      <text:p text:style-name="P7"><text:span text:style-name="T2">Received reception notify from omnet++.</text:span></text:p>
      <text:p text:style-name="P7"><text:span text:style-name="T2">Handled omnet receive and continue to deliver message to actor.</text:span></text:p>
      <text:p text:style-name="P7"><text:span text:style-name="T2">Handled omnet receive and continue to deliver message to actor.</text:span></text:p>
      <text:p text:style-name="P7"><text:span text:style-name="T2">Received reception notify from omnet++.</text:span></text:p>
      <text:p text:style-name="P7"><text:span text:style-name="T2">Handled omnet receive and continue to deliver message to actor.</text:span></text:p>
      <text:p text:style-name="P7"><text:span text:style-name="T2">Handled omnet receive and continue to deliver message to actor.</text:span></text:p>
      <text:p text:style-name="P7"><text:span text:style-name="T2">Received a message. akka://sys/user/approot/Plugin/broadcaster</text:span></text:p>
      <text:p text:style-name="P7"><text:span text:style-name="T2">[DEBUG][8/10/18 12:18:24 PM][Thread 0008][akka://sys/user/approot/Plugin/broadcaster] received handled message PhyNetFlow.OMNeT.Echo from akka://sys/user/approot/Plugin/receiver-and-reply-echo</text:span></text:p>
      <text:p text:style-name="P7"><text:span text:style-name="T2">Received reception notify from omnet++.</text:span></text:p>
      <text:p text:style-name="P7"><text:span text:style-name="T2">Handled omnet receive and continue to deliver message to actor.</text:span></text:p>
      <text:p text:style-name="P7"><text:span text:style-name="T2">Received a message. akka://sys/user/approot/Plugin/broadcaster</text:span></text:p>
      <text:p text:style-name="P7"><text:span text:style-name="T2">[DEBUG][8/10/18 12:18:25 PM][Thread 0003][akka://sys/user/approot/Plugin/broadcaster] received handled message PhyNetFlow.OMNeT.Echo from akka://sys/user/approot/Plugin/receiver-and-reply-echo</text:span></text:p>
      <text:p text:style-name="P3"><text:span text:style-name="T2">Handled omnet receive and continue to deliver message to a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M Sans 12" svg:font-family="'LM Sans 12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4:19:56.196744354</meta:creation-date>
    <dc:date>2018-08-10T14:47:34.429391534</dc:date>
    <meta:editing-duration>PT6M17S</meta:editing-duration>
    <meta:editing-cycles>1</meta:editing-cycles>
    <meta:document-statistic meta:table-count="0" meta:image-count="0" meta:object-count="0" meta:page-count="3" meta:paragraph-count="100" meta:word-count="597" meta:character-count="6651" meta:non-whitespace-character-count="6140"/>
    <meta:generator>LibreOffice/5.1.6.2$Linux_X86_64 LibreOffice_project/10m0$Build-2</meta:generator>
  </office:meta>
</office:document-meta>
</file>